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Heading_20_4">
      <style:paragraph-properties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Часть 4: Анимация и трансформация</text:h>
      <text:h text:style-name="P2" text:outline-level="4">1. Переходы и анимации</text:h>
      <text:p text:style-name="P1"><text:span text:style-name="Strong_20_Emphasis">Transition и свойства анимации:</text:span> CSS позволяет создавать плавные переходы между состояниями элементов с помощью свойства <text:span text:style-name="Source_20_Text">transition</text:span>. Оно определяет изменение стилей в течение определенного времени при изменении состояния элемента. Также есть возможность создавать более сложные анимации с помощью ключевых кадров (<text:span text:style-name="Source_20_Text">keyframes</text:span>).</text:p>
      <text:p text:style-name="P1"><text:span text:style-name="Strong_20_Emphasis">Keyframes и CSS анимации:</text:span> Keyframes позволяют определять моменты времени в процессе анимации, где можно задавать различные стили элемента. Эти ключевые кадры используются вместе с свойством <text:span text:style-name="Source_20_Text">animation</text:span>, позволяя создавать более сложные и динамичные анимации, управляя шагами, продолжительностью, задержкой и направлением анимации.</text:p>
      <text:h text:style-name="P2" text:outline-level="4">2. Трансформация</text:h>
      <text:p text:style-name="P1"><text:span text:style-name="Strong_20_Emphasis">Translate, rotate, scale, skew:</text:span> CSS трансформации позволяют изменять форму и положение элементов на странице. <text:span text:style-name="Source_20_Text">Translate</text:span> перемещает элемент, <text:span text:style-name="Source_20_Text">rotate</text:span> вращает его, <text:span text:style-name="Source_20_Text">scale</text:span> изменяет размер, а <text:span text:style-name="Source_20_Text">skew</text:span> наклоняет элемент.</text:p>
      <text:p text:style-name="P1"><text:span text:style-name="Strong_20_Emphasis">2D и 3D трансформации:</text:span> CSS поддерживает как 2D, так и 3D трансформации, что позволяет создавать более интересные и глубокие эффекты, включая перспективу, вращение в трехмерном пространстве и т.д.</text:p>
      <text:p text:style-name="P1">Эта часть учебника по CSS позволяет понять, как создавать анимации и трансформации с помощью CSS, включая переходы, ключевые кадры и различные виды трансформаций для придания странице интерактивности и динамик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30T16:39:10.12</dc:date>
    <meta:document-statistic meta:table-count="0" meta:image-count="0" meta:object-count="0" meta:page-count="1" meta:paragraph-count="8" meta:word-count="175" meta:character-count="1337"/>
    <dc:creator>Dima Wide</dc:creator>
    <meta:user-defined meta:name="Info 1"/>
    <meta:user-defined meta:name="Info 2"/>
    <meta:user-defined meta:name="Info 3"/>
    <meta:user-defined meta:name="Info 4"/>
  </office:meta>
</office:document-meta>
</file>